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1">do text</text:span></text:p><text:p text:style-name="P3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2"><text:span text:style-name="T6">do text if not len(self.getApplicants()) &gt; 1</text:span></text:p><text:p text:style-name="P2"><text:span text:style-name="T7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2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2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2"><text:span text:style-name="T6">do text</text:span></text:p><text:p text:style-name="P2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2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2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2"><text:span text:style-name="T6">do text</text:span></text:p><text:p text:style-name="P2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35:35</dc:date>
    <dc:creator>Simon Delcourt</dc:creator>
    <meta:editing-duration>PT7H40M42S</meta:editing-duration>
    <meta:editing-cycles>42</meta:editing-cycles>
    <meta:generator>LibreOffice/3.5$Linux_x86 LibreOffice_project/350m1$Build-2</meta:generator>
    <meta:document-statistic meta:table-count="0" meta:image-count="0" meta:object-count="0" meta:page-count="1" meta:paragraph-count="20" meta:word-count="86" meta:character-count="812" meta:non-whitespace-character-count="758"/>
  </office:meta>
</office:document-meta>
</file>